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" svg:font-family="'Open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left="0in" fo:margin-right="0in" fo:margin-top="0in" fo:margin-bottom="0.1665in" loext:contextual-spacing="false" fo:line-height="100%" fo:orphans="0" fo:widows="0" fo:text-indent="0in" style:auto-text-indent="false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4" style:family="paragraph" style:parent-style-name="Standard" style:list-style-name="WWNum8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5" style:family="paragraph" style:parent-style-name="Standard" style:list-style-name="WWNum5">
      <style:paragraph-properties fo:margin-left="0.5in" fo:margin-right="0in" fo:margin-top="0in" fo:margin-bottom="0in" loext:contextual-spacing="false" fo:line-height="94%" fo:orphans="0" fo:widows="0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.1665in" loext:contextual-spacing="false" fo:line-height="100%" fo:orphans="0" fo:widows="0" fo:text-indent="-0.25in" style:auto-text-indent="false"/>
    </style:style>
    <style:style style:name="P7" style:family="paragraph" style:parent-style-name="Standard" style:list-style-name="WWNum8">
      <style:paragraph-properties fo:margin-left="0.5in" fo:margin-right="0in" fo:margin-top="0in" fo:margin-bottom="0.1665in" loext:contextual-spacing="false" fo:line-height="100%" fo:orphans="0" fo:widows="0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5">
      <style:paragraph-properties fo:margin-left="1in" fo:margin-right="0in" fo:margin-top="0in" fo:margin-bottom="0in" loext:contextual-spacing="false" fo:line-height="94%" fo:orphans="0" fo:widows="0" fo:text-indent="-0.25in" style:auto-text-indent="false"/>
    </style:style>
    <style:style style:name="P12" style:family="paragraph" style:parent-style-name="Standard" style:list-style-name="WWNum7">
      <style:paragraph-properties fo:margin-left="1in" fo:margin-right="0in" fo:margin-top="0in" fo:margin-bottom="0in" loext:contextual-spacing="false" fo:line-height="100%" fo:orphans="0" fo:widows="0" fo:text-indent="-0.25in" style:auto-text-indent="false"/>
    </style:style>
    <style:style style:name="P13" style:family="paragraph" style:parent-style-name="Standard" style:list-style-name="WWNum4">
      <style:paragraph-properties fo:margin-left="1in" fo:margin-right="0in" fo:margin-top="0in" fo:margin-bottom="0in" loext:contextual-spacing="false" fo:line-height="100%" fo:orphans="0" fo:widows="0" fo:text-indent="-0.25in" style:auto-text-indent="false"/>
    </style:style>
    <style:style style:name="P14" style:family="paragraph" style:parent-style-name="Standard" style:list-style-name="WWNum5">
      <style:paragraph-properties fo:margin-left="1in" fo:margin-right="0in" fo:margin-top="0in" fo:margin-bottom="0.1665in" loext:contextual-spacing="false" fo:line-height="94%" fo:orphans="0" fo:widows="0" fo:text-indent="-0.25in" style:auto-text-indent="false"/>
    </style:style>
    <style:style style:name="P15" style:family="paragraph" style:parent-style-name="Standard" style:list-style-name="WWNum7">
      <style:paragraph-properties fo:margin-left="1in" fo:margin-right="0in" fo:margin-top="0in" fo:margin-bottom="0.1665in" loext:contextual-spacing="false" fo:line-height="100%" fo:orphans="0" fo:widows="0" fo:text-indent="-0.25in" style:auto-text-indent="false"/>
    </style:style>
    <style:style style:name="P16" style:family="paragraph" style:parent-style-name="Standard" style:list-style-name="WWNum4">
      <style:paragraph-properties fo:margin-left="1in" fo:margin-right="0in" fo:margin-top="0in" fo:margin-bottom="0.1665in" loext:contextual-spacing="false" fo:line-height="100%" fo:orphans="0" fo:widows="0" fo:text-indent="-0.25in" style:auto-text-indent="false"/>
    </style:style>
    <style:style style:name="P17" style:family="paragraph" style:parent-style-name="Standard">
      <style:paragraph-properties fo:margin-top="0in" fo:margin-bottom="0.1665in" loext:contextual-spacing="false" fo:line-height="100%" fo:orphans="0" fo:widows="0"/>
    </style:style>
    <style:style style:name="P18" style:family="paragraph" style:parent-style-name="Title" style:master-page-name="Standard">
      <style:paragraph-properties style:page-number="1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 fo:background-color="#00ff00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fo:color="#434343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mijyc0bv9z5s"/><text:span text:style-name="T1">Ensemble Machine Learning Techniques in Regression and Classification</text:span></text:p>
      <text:p text:style-name="P1"/>
      <text:p text:style-name="Heading_20_1"><text:bookmark text:name="_rv9k76w8kk69"/><text:span text:style-name="T5">Abstract</text:span></text:p>
      <text:p text:style-name="P2"><text:span text:style-name="T1">ensemble learning applied</text:span></text:p>
      <text:p text:style-name="P2"><text:span text:style-name="T3">Regression : (linear, ridge, lasso,decision trees)</text:span></text:p>
      <text:list xml:id="list2198529469" text:style-name="WWNum1">
        <text:list-item>
          <text:p text:style-name="P3"><text:span text:style-name="T1">stacking</text:span></text:p>
        </text:list-item>
        <text:list-item>
          <text:p text:style-name="P3"><text:span text:style-name="T1">voting</text:span></text:p>
        </text:list-item>
        <text:list-item>
          <text:p text:style-name="P3"><text:span text:style-name="T1">boosting</text:span></text:p>
        </text:list-item>
        <text:list-item>
          <text:p text:style-name="P6"><text:span text:style-name="T1">bagging(Random Forest)</text:span></text:p>
        </text:list-item>
      </text:list>
      <text:p text:style-name="P2"><text:span text:style-name="T3">Text Classification :(naive bayes, svm, feed forward, rnn, lstm, gru)</text:span></text:p>
      <text:list xml:id="list235309748867665" text:continue-numbering="true" text:style-name="WWNum1">
        <text:list-item>
          <text:p text:style-name="P3"><text:span text:style-name="T1">stacking </text:span></text:p>
        </text:list-item>
        <text:list-item>
          <text:p text:style-name="P3"><text:span text:style-name="T1">voting</text:span></text:p>
        </text:list-item>
        <text:list-item>
          <text:p text:style-name="P3"><text:span text:style-name="T1">boosting</text:span></text:p>
        </text:list-item>
        <text:list-item>
          <text:p text:style-name="P6"><text:span text:style-name="T1">bagging </text:span></text:p>
        </text:list-item>
      </text:list>
      <text:p text:style-name="P1"/>
      <text:p text:style-name="Heading_20_1"><text:bookmark text:name="_4lu53ya9sd7c"/><text:span text:style-name="T5">Introduction</text:span></text:p>
      <text:p text:style-name="P2"><text:span text:style-name="T3">About the application </text:span></text:p>
      <text:p text:style-name="P2"><text:span text:style-name="T3">Data collected from application </text:span></text:p>
      <text:p text:style-name="P2"><text:span text:style-name="T3">Model implementations(detailed view of ensemble techniques for regression , classification)</text:span></text:p>
      <text:p text:style-name="Heading_20_1"><text:bookmark text:name="_z2cvt9dnle9s"/><text:span text:style-name="T5">Related Work </text:span></text:p>
      <text:list xml:id="list1297222813" text:style-name="WWNum5">
        <text:list-item>
          <text:p text:style-name="P5"><text:soft-page-break/><text:span text:style-name="T1">ML Models for Regression : </text:span></text:p>
          <text:list>
            <text:list-item>
              <text:p text:style-name="P11"><text:span text:style-name="T1">Linear Regression</text:span></text:p>
            </text:list-item>
            <text:list-item>
              <text:p text:style-name="P11"><text:span text:style-name="T1">Ridge Regression</text:span></text:p>
            </text:list-item>
            <text:list-item>
              <text:p text:style-name="P11"><text:span text:style-name="T1">Lasso Regression</text:span></text:p>
            </text:list-item>
          </text:list>
        </text:list-item>
        <text:list-item>
          <text:p text:style-name="P5"><text:span text:style-name="T1">ML Models for Sentiment Classification : </text:span></text:p>
          <text:list>
            <text:list-item>
              <text:p text:style-name="P11"><text:span text:style-name="T1">Naive Bayes(NB)</text:span></text:p>
            </text:list-item>
            <text:list-item>
              <text:p text:style-name="P11"><text:span text:style-name="T1">Support Vector Machine(SVM)</text:span></text:p>
            </text:list-item>
            <text:list-item>
              <text:p text:style-name="P11"><text:span text:style-name="T1">Feed Forward Neural Network</text:span></text:p>
            </text:list-item>
            <text:list-item>
              <text:p text:style-name="P11"><text:span text:style-name="T1">Recurrent Neural Network(RNN)</text:span></text:p>
            </text:list-item>
            <text:list-item>
              <text:p text:style-name="P11"><text:span text:style-name="T1">Long Short Term Memory(LSTM)</text:span></text:p>
            </text:list-item>
            <text:list-item>
              <text:p text:style-name="P11"><text:span text:style-name="T1">Gated Recurrent Units (GRU)</text:span></text:p>
            </text:list-item>
          </text:list>
        </text:list-item>
        <text:list-item>
          <text:p text:style-name="P5"><text:span text:style-name="T1">ML Models for association rule mining : </text:span></text:p>
          <text:list>
            <text:list-item>
              <text:p text:style-name="P11"><text:span text:style-name="T1">Apriori</text:span></text:p>
            </text:list-item>
            <text:list-item>
              <text:p text:style-name="P11"><text:span text:style-name="T1">FP Growth</text:span></text:p>
            </text:list-item>
            <text:list-item>
              <text:p text:style-name="P14"><text:span text:style-name="T1">ECLAT</text:span></text:p>
            </text:list-item>
          </text:list>
        </text:list-item>
      </text:list>
      <text:p text:style-name="P17"><text:span text:style-name="T1">4. Ensemble techniques in Regression models </text:span></text:p>
      <text:list xml:id="list1016826772" text:style-name="WWNum7">
        <text:list-item>
          <text:list>
            <text:list-item>
              <text:p text:style-name="P12"><text:span text:style-name="T1">Stacking </text:span></text:p>
            </text:list-item>
            <text:list-item>
              <text:p text:style-name="P12"><text:span text:style-name="T1">Voting </text:span></text:p>
            </text:list-item>
            <text:list-item>
              <text:p text:style-name="P12"><text:span text:style-name="T1">Bagging : <text:s/>Random Forest</text:span></text:p>
            </text:list-item>
            <text:list-item>
              <text:p text:style-name="P15"><text:span text:style-name="T1">Boosting :</text:span></text:p>
            </text:list-item>
          </text:list>
        </text:list-item>
      </text:list>
      <text:p text:style-name="P17"><text:span text:style-name="T1">5. Ensemble techniques in Sentiment models </text:span></text:p>
      <text:list xml:id="list4016089393" text:style-name="WWNum4">
        <text:list-item>
          <text:p text:style-name="P13"><text:soft-page-break/><text:span text:style-name="T1">Stacking </text:span></text:p>
        </text:list-item>
        <text:list-item>
          <text:p text:style-name="P13"><text:span text:style-name="T1">Voting </text:span></text:p>
        </text:list-item>
        <text:list-item>
          <text:p text:style-name="P13"><text:span text:style-name="T1">Bagging : </text:span></text:p>
        </text:list-item>
        <text:list-item>
          <text:p text:style-name="P16"><text:span text:style-name="T1">Boosting : </text:span></text:p>
        </text:list-item>
      </text:list>
      <text:p text:style-name="P1"/>
      <text:p text:style-name="Heading_20_1"><text:bookmark text:name="_v6nrgwmlnyc8"/><text:span text:style-name="T5">Methodology</text:span></text:p>
      <text:list xml:id="list1218457101" text:style-name="WWNum8">
        <text:list-item>
          <text:p text:style-name="P4"><text:span text:style-name="T1">All Regression Algo + algo fit into pseudo data from app</text:span></text:p>
        </text:list-item>
        <text:list-item>
          <text:p text:style-name="P4"><text:span text:style-name="T1">All Sentiment Algo + algo fit into pseudo data from app</text:span></text:p>
        </text:list-item>
        <text:list-item>
          <text:p text:style-name="P4"><text:span text:style-name="T1">All Association Rule mining algo + algo fit into pseudo data from app</text:span></text:p>
        </text:list-item>
        <text:list-item>
          <text:p text:style-name="P4"><text:span text:style-name="T1">All Regression Ensemble algo + </text:span><text:span text:style-name="T2">hybrid from rp</text:span><text:span text:style-name="T1"> + algo fit into pseudo data</text:span></text:p>
        </text:list-item>
        <text:list-item>
          <text:p text:style-name="P7"><text:span text:style-name="T1">All Sentiment Ensemble algo + </text:span><text:span text:style-name="T2">hybrid from rp</text:span><text:span text:style-name="T1"> + algo fit into pseudo data</text:span></text:p>
        </text:list-item>
      </text:list>
      <text:p text:style-name="Heading_20_1"><text:bookmark text:name="_obhyxxgwva5y"/><text:span text:style-name="T5">Experiments and Results</text:span></text:p>
      <text:p text:style-name="Standard"><text:span text:style-name="T3">Regression</text:span></text:p>
      <text:list xml:id="list2122622924" text:style-name="WWNum3">
        <text:list-item>
          <text:p text:style-name="P8"><text:span text:style-name="T1">Linear Regression </text:span></text:p>
        </text:list-item>
        <text:list-item>
          <text:p text:style-name="P8"><text:span text:style-name="T1">Ridge Regression</text:span></text:p>
        </text:list-item>
        <text:list-item>
          <text:p text:style-name="P8"><text:span text:style-name="T1">Lasso Regression </text:span></text:p>
        </text:list-item>
        <text:list-item>
          <text:p text:style-name="P8"><text:span text:style-name="T1">Decision Tree Regression </text:span></text:p>
        </text:list-item>
        <text:list-item>
          <text:p text:style-name="P8"><text:span text:style-name="T1">Bagging : Random Forest</text:span></text:p>
        </text:list-item>
        <text:list-item>
          <text:p text:style-name="P8"><text:span text:style-name="T1">Boosting : ADA, Gradient , XG</text:span></text:p>
        </text:list-item>
        <text:list-item>
          <text:p text:style-name="P8"><text:span text:style-name="T1">Voting </text:span></text:p>
        </text:list-item>
        <text:list-item>
          <text:p text:style-name="P8"><text:span text:style-name="T1">Stacking</text:span></text:p>
        </text:list-item>
        <text:list-item>
          <text:p text:style-name="P8"><text:soft-page-break/><text:span text:style-name="T1">Own from rps</text:span></text:p>
        </text:list-item>
      </text:list>
      <text:p text:style-name="Standard"><text:span text:style-name="T3">Text Classification</text:span></text:p>
      <text:list xml:id="list1356272132" text:style-name="WWNum2">
        <text:list-item>
          <text:p text:style-name="P9"><text:span text:style-name="T1">Naive Bayes</text:span></text:p>
        </text:list-item>
        <text:list-item>
          <text:p text:style-name="P9"><text:span text:style-name="T1">Support Vector Machine</text:span></text:p>
        </text:list-item>
        <text:list-item>
          <text:p text:style-name="P9"><text:span text:style-name="T1">Feed Forward Neural Network</text:span></text:p>
        </text:list-item>
        <text:list-item>
          <text:p text:style-name="P9"><text:span text:style-name="T1">RNN </text:span></text:p>
        </text:list-item>
        <text:list-item>
          <text:p text:style-name="P9"><text:span text:style-name="T1">LSTM </text:span></text:p>
        </text:list-item>
        <text:list-item>
          <text:p text:style-name="P9"><text:span text:style-name="T1">GRU</text:span></text:p>
        </text:list-item>
        <text:list-item>
          <text:p text:style-name="P9"><text:span text:style-name="T1">Voting </text:span></text:p>
        </text:list-item>
        <text:list-item>
          <text:p text:style-name="P9"><text:span text:style-name="T1">Stacking </text:span></text:p>
        </text:list-item>
        <text:list-item>
          <text:p text:style-name="P9"><text:span text:style-name="T1">Bagging </text:span></text:p>
        </text:list-item>
        <text:list-item>
          <text:p text:style-name="P9"><text:span text:style-name="T1">Boosting</text:span></text:p>
        </text:list-item>
        <text:list-item>
          <text:p text:style-name="P9"><text:span text:style-name="T1">own from rps</text:span></text:p>
        </text:list-item>
      </text:list>
      <text:p text:style-name="Standard"><text:span text:style-name="T3">Association Rule Mining</text:span></text:p>
      <text:list xml:id="list2341282937" text:style-name="WWNum6">
        <text:list-item>
          <text:p text:style-name="P10"><text:span text:style-name="T1">Apriori </text:span></text:p>
        </text:list-item>
        <text:list-item>
          <text:p text:style-name="P10"><text:span text:style-name="T1">FP Growth </text:span></text:p>
        </text:list-item>
        <text:list-item>
          <text:p text:style-name="P10"><text:span text:style-name="T1">ECLAT</text:span></text:p>
        </text:list-item>
      </text:list>
      <text:p text:style-name="P1"/>
      <text:p text:style-name="P1"/>
      <text:p text:style-name="Title"><text:bookmark text:name="_gu5qrghc0jcr"/>Regression</text:p>
      <text:p text:style-name="Heading_20_2"><text:bookmark text:name="_ka2v8gr1pm16"/>Linear Regression </text:p>
      <text:p text:style-name="Heading_20_3"><text:bookmark text:name="_260hnrrsuunw"/><text:soft-page-break/>Theory : </text:p>
      <text:p text:style-name="Heading_20_3"><text:bookmark text:name="_uu2h27p04osk"/>Code : </text:p>
      <text:p text:style-name="Heading_20_3"><text:bookmark text:name="_n8y16mfofhcl"/>Output : </text:p>
      <text:p text:style-name="Standard"/>
      <text:p text:style-name="Heading_20_2"><text:bookmark text:name="_edqw048mdn9"/>Ridge Regression</text:p>
      <text:p text:style-name="Heading_20_3"><text:bookmark text:name="_nuxieo9yqnmk"/>Theory : </text:p>
      <text:p text:style-name="Heading_20_3"><text:bookmark text:name="_gjnfoo9qja51"/>Code : </text:p>
      <text:p text:style-name="Heading_20_3"><text:bookmark text:name="_go5e62dyoegp"/>Output : </text:p>
      <text:p text:style-name="Standard"/>
      <text:p text:style-name="Heading_20_2"><text:bookmark text:name="_aed3utc5w70g"/>Lasso Regression </text:p>
      <text:p text:style-name="Heading_20_3"><text:bookmark text:name="_vqs087zghc4u"/>Theory : </text:p>
      <text:p text:style-name="Heading_20_3"><text:bookmark text:name="_81f1ch2p2otm"/>Code : </text:p>
      <text:p text:style-name="Heading_20_3"><text:bookmark text:name="_foa02xf0rapg"/>Output : </text:p>
      <text:p text:style-name="Standard"/>
      <text:p text:style-name="Heading_20_2"><text:bookmark text:name="_jxz1upimab7h"/>Decision Tree Regression </text:p>
      <text:p text:style-name="Heading_20_3"><text:bookmark text:name="_q03x1xoh8rsf"/>Theory : </text:p>
      <text:p text:style-name="Heading_20_3"><text:bookmark text:name="_i7m4b4ljcv5"/>Code : </text:p>
      <text:p text:style-name="Heading_20_3"><text:bookmark text:name="_137ixit6zp8n"/>Output : </text:p>
      <text:p text:style-name="Standard"/>
      <text:p text:style-name="Heading_20_2"><text:bookmark text:name="_6zcf48ehyi7y"/>Bagging : Random Forest</text:p>
      <text:p text:style-name="Heading_20_3"><text:bookmark text:name="_acc2ik10u4j3"/>Theory : </text:p>
      <text:p text:style-name="Heading_20_3"><text:bookmark text:name="_vbhgkf1y3wa6"/><text:soft-page-break/>Code : </text:p>
      <text:p text:style-name="Heading_20_3"><text:bookmark text:name="_4ftri43hwc8j"/>Output : </text:p>
      <text:p text:style-name="Standard"/>
      <text:p text:style-name="Heading_20_2"><text:bookmark text:name="_htuz55vgbyp7"/>Boosting : ADA, Gradient , XG</text:p>
      <text:p text:style-name="Heading_20_3"><text:bookmark text:name="_iw6ixwciamk7"/>Theory : </text:p>
      <text:p text:style-name="Heading_20_3"><text:bookmark text:name="_63q9u2egp99n"/>Code : </text:p>
      <text:p text:style-name="Heading_20_3"><text:bookmark text:name="_4y28k3pg3e8g"/>Output : </text:p>
      <text:p text:style-name="Standard"/>
      <text:p text:style-name="Heading_20_2"><text:bookmark text:name="_chx0nf1lrs8"/>Voting </text:p>
      <text:p text:style-name="Heading_20_3"><text:bookmark text:name="_uirs8verd08z"/>Theory : </text:p>
      <text:p text:style-name="Heading_20_3"><text:bookmark text:name="_vn1m1t2pmc60"/>Code : </text:p>
      <text:p text:style-name="Heading_20_3"><text:bookmark text:name="_98e5fqesxdl2"/>Output : </text:p>
      <text:p text:style-name="Standard"/>
      <text:p text:style-name="Heading_20_2"><text:bookmark text:name="_rbqip9u6k7r7"/>Stacking</text:p>
      <text:p text:style-name="Heading_20_3"><text:bookmark text:name="_uaqngpt51y82"/>Theory : </text:p>
      <text:p text:style-name="Heading_20_3"><text:bookmark text:name="_xizsttlvsyw"/>Code : </text:p>
      <text:p text:style-name="Heading_20_3"><text:bookmark text:name="_wxqzyllb16fc"/>Output : </text:p>
      <text:p text:style-name="Standard"/>
      <text:p text:style-name="Heading_20_2"><text:bookmark text:name="_cwa12q7u765d"/>Own from rps</text:p>
      <text:p text:style-name="Heading_20_3"><text:bookmark text:name="_pcnz66df1fcw"/>Theory : </text:p>
      <text:p text:style-name="Heading_20_3"><text:bookmark text:name="_qd4i57oi64zq"/>Code : </text:p>
      <text:p text:style-name="Heading_20_3"><text:bookmark text:name="_3w13mp8ws6yw"/><text:soft-page-break/>Output : </text:p>
      <text:p text:style-name="Standard"/>
      <text:p text:style-name="Title"><text:bookmark text:name="_r0f6501hsz1b"/>Text Classification</text:p>
      <text:p text:style-name="Heading_20_2"><text:bookmark text:name="_ncfczjtva2d4"/>Naive Bayes</text:p>
      <text:p text:style-name="Heading_20_3"><text:bookmark text:name="_qck75vw3i6cj"/>Theory : </text:p>
      <text:p text:style-name="Heading_20_3"><text:bookmark text:name="_vrzvqmhqa8cx"/>Code : </text:p>
      <text:p text:style-name="Heading_20_3"><text:bookmark text:name="_45sab83lyvh1"/>Output : </text:p>
      <text:p text:style-name="Heading_20_2"><text:bookmark text:name="_dj0qstd0nlxh"/>Support Vector Machine</text:p>
      <text:p text:style-name="Heading_20_3"><text:bookmark text:name="_4s0xatyyd6f1"/>Theory : </text:p>
      <text:p text:style-name="Heading_20_3"><text:bookmark text:name="_qs71yjcqwpbg"/>Code : </text:p>
      <text:p text:style-name="Heading_20_3"><text:bookmark text:name="_2r2gxmaguez0"/>Output : </text:p>
      <text:p text:style-name="Heading_20_2"><text:bookmark text:name="_7qwwc8k81wie"/>Feed Forward Neural Network</text:p>
      <text:p text:style-name="Heading_20_3"><text:bookmark text:name="_1e61b72nxabp"/>Theory : </text:p>
      <text:p text:style-name="Heading_20_3"><text:bookmark text:name="_1geisg21994s"/>Code : </text:p>
      <text:p text:style-name="Heading_20_3"><text:bookmark text:name="_fpuuh2supm1m"/>Output : </text:p>
      <text:p text:style-name="Heading_20_2"><text:bookmark text:name="_qapuawlkubvf"/>RNN </text:p>
      <text:p text:style-name="Heading_20_3"><text:bookmark text:name="_b104ea1d827l"/>Theory : </text:p>
      <text:p text:style-name="Heading_20_3"><text:bookmark text:name="_19fz7g3tf776"/>Code : </text:p>
      <text:p text:style-name="Heading_20_3"><text:bookmark text:name="_glx9zq5n3hbh"/>Output : </text:p>
      <text:p text:style-name="Heading_20_2"><text:bookmark text:name="_gve770ezdacm"/>LSTM </text:p>
      <text:p text:style-name="Heading_20_3"><text:bookmark text:name="_lrcqardtgciq"/>Theory : </text:p>
      <text:p text:style-name="Heading_20_3"><text:bookmark text:name="_dbq1pow27zx8"/><text:soft-page-break/>Code : </text:p>
      <text:p text:style-name="Heading_20_3"><text:bookmark text:name="_6ne87vwhl465"/>Output : </text:p>
      <text:p text:style-name="Heading_20_2"><text:bookmark text:name="_3a6ppy1n0ndp"/>GRU</text:p>
      <text:p text:style-name="Heading_20_3"><text:bookmark text:name="_4evlypcl6ck4"/>Theory : </text:p>
      <text:p text:style-name="Heading_20_3"><text:bookmark text:name="_kzjc697rb193"/>Code : </text:p>
      <text:p text:style-name="Heading_20_3"><text:bookmark text:name="_yk45wqr4u3fr"/>Output : </text:p>
      <text:p text:style-name="Heading_20_2"><text:bookmark text:name="_ly3m7ln65ct5"/>Voting </text:p>
      <text:p text:style-name="Heading_20_3"><text:bookmark text:name="_74nal0rlcqnl"/>Theory : </text:p>
      <text:p text:style-name="Heading_20_3"><text:bookmark text:name="_4wi5idpcompw"/>Code : </text:p>
      <text:p text:style-name="Heading_20_3"><text:bookmark text:name="_ey8qhjbb46q5"/>Output : </text:p>
      <text:p text:style-name="Heading_20_2"><text:bookmark text:name="_jeecxtcw584a"/>Stacking</text:p>
      <text:p text:style-name="Heading_20_3"><text:bookmark text:name="_wzbfvwnf7jqa"/>Theory : </text:p>
      <text:p text:style-name="Heading_20_3"><text:bookmark text:name="_tucy01ctzql3"/>Code : </text:p>
      <text:p text:style-name="Heading_20_2"><text:bookmark text:name="_vjxrisk882nt"/><text:span text:style-name="T6">Output : </text:span><text:s/></text:p>
      <text:p text:style-name="Heading_20_2"><text:bookmark text:name="_pwyxgedmksz2"/>Bagging</text:p>
      <text:p text:style-name="Heading_20_3"><text:bookmark text:name="_e25zv3x6vh8g"/>Theory : </text:p>
      <text:p text:style-name="Heading_20_3"><text:bookmark text:name="_2t7val68icdu"/>Code : </text:p>
      <text:p text:style-name="Heading_20_2"><text:bookmark text:name="_j74qkgkf11ya"/><text:span text:style-name="T6">Output : </text:span><text:s/></text:p>
      <text:p text:style-name="Heading_20_2"><text:bookmark text:name="_dvrfgv4hp9u7"/>Boosting</text:p>
      <text:p text:style-name="Heading_20_3"><text:bookmark text:name="_mqa7fjex84u7"/>Theory : </text:p>
      <text:p text:style-name="Heading_20_3"><text:bookmark text:name="_dgdgkb7dvi1p"/>Code : </text:p>
      <text:p text:style-name="Heading_20_3"><text:bookmark text:name="_6kgbexid1p6o"/><text:soft-page-break/>Output : </text:p>
      <text:p text:style-name="Heading_20_2"><text:bookmark text:name="_bim55w27til8"/>own from rps</text:p>
      <text:p text:style-name="Title"><text:bookmark text:name="_h93kefz5fjjl"/>Association Rule Mining</text:p>
      <text:p text:style-name="Heading_20_2"><text:bookmark text:name="_iblm8vamb3zn"/>Apriori </text:p>
      <text:p text:style-name="Heading_20_3"><text:bookmark text:name="_5ley8cy5m57o"/>Theory : </text:p>
      <text:p text:style-name="Heading_20_3"><text:bookmark text:name="_r57limzfjnui"/>Code : </text:p>
      <text:p text:style-name="Heading_20_3"><text:bookmark text:name="_kg89i47myrcb"/>Output : </text:p>
      <text:p text:style-name="Heading_20_2"><text:bookmark text:name="_dkl256tlc5rt"/>FP Growth</text:p>
      <text:p text:style-name="Heading_20_3"><text:bookmark text:name="_th1m8p7pvm26"/>Theory : </text:p>
      <text:p text:style-name="Heading_20_3"><text:bookmark text:name="_uz521blspw6e"/>Code : </text:p>
      <text:p text:style-name="Heading_20_2"><text:bookmark text:name="_jfyw5u70nszv"/><text:span text:style-name="T6">Output : </text:span><text:s/></text:p>
      <text:p text:style-name="Heading_20_2"><text:bookmark text:name="_uc8pnh3oubvv"/>ECLAT</text:p>
      <text:p text:style-name="Heading_20_3"><text:bookmark text:name="_dafxrpeot9e0"/>Theory : </text:p>
      <text:p text:style-name="Heading_20_3"><text:bookmark text:name="_j6jkzzxsd3z6"/>Code : </text:p>
      <text:p text:style-name="Heading_20_3"><text:bookmark text:name="_l2i0d9knqlk0"/>Output : </text:p>
      <text:p text:style-name="P1"/>
      <text:p text:style-name="P1"/>
      <text:p text:style-name="P1"/>
      <text:p text:style-name="P1"/>
      <text:p text:style-name="P1"/>
      <text:p text:style-name="Heading_20_1"><text:bookmark text:name="_v6zm2t2suvfk"/><text:span text:style-name="T5">Conclusion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" svg:font-family="'Open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Open Sans" style:font-family-asian="'Open Sans'" style:font-family-generic-asian="system" style:font-pitch-asian="variable" style:font-size-asian="18pt" style:font-style-asian="normal" style:font-weight-asian="normal" style:font-name-complex="Open Sans" style:font-family-complex="'Open Sans'" style:font-family-generic-complex="system" style:font-pitch-complex="variable" style:font-size-complex="18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Open Sans" style:font-family-asian="'Open Sans'" style:font-family-generic-asian="system" style:font-pitch-asian="variable" style:font-size-asian="18pt" style:font-style-asian="normal" style:font-weight-asian="normal" style:font-name-complex="Open Sans" style:font-family-complex="'Open Sans'" style:font-family-generic-complex="system" style:font-pitch-complex="variable" style:font-size-complex="18pt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Open Sans" style:font-family-asian="'Open Sans'" style:font-family-generic-asian="system" style:font-pitch-asian="variable" style:font-size-asian="16.5pt" style:font-style-asian="normal" style:font-weight-asian="normal" style:font-name-complex="Open Sans" style:font-family-complex="'Open Sans'" style:font-family-generic-complex="system" style:font-pitch-complex="variable" style:font-size-complex="16.5pt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Open Sans" style:font-family-asian="'Open Sans'" style:font-family-generic-asian="system" style:font-pitch-asian="variable" style:font-size-asian="12.5pt" style:font-style-asian="normal" style:font-weight-asian="normal" style:font-name-complex="Open Sans" style:font-family-complex="'Open Sans'" style:font-family-generic-complex="system" style:font-pitch-complex="variable" style:font-size-complex="12.5pt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2.5pt" fo:font-style="normal" style:text-underline-style="none" fo:font-weight="normal" style:font-name-asian="Open Sans" style:font-family-asian="'Open Sans'" style:font-family-generic-asian="system" style:font-pitch-asian="variable" style:font-size-asian="12.5pt" style:font-style-asian="normal" style:font-weight-asian="normal" style:font-name-complex="Open Sans" style:font-family-complex="'Open Sans'" style:font-family-generic-complex="system" style:font-pitch-complex="variable" style:font-size-complex="12.5pt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2.5pt" fo:font-style="normal" style:text-underline-style="none" fo:font-weight="normal" style:font-name-asian="Open Sans" style:font-family-asian="'Open Sans'" style:font-family-generic-asian="system" style:font-pitch-asian="variable" style:font-size-asian="12.5pt" style:font-style-asian="normal" style:font-weight-asian="normal" style:font-name-complex="Open Sans" style:font-family-complex="'Open Sans'" style:font-family-generic-complex="system" style:font-pitch-complex="variable" style:font-size-complex="12.5pt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2.5pt" fo:font-style="normal" style:text-underline-style="none" fo:font-weight="normal" style:font-name-asian="Open Sans" style:font-family-asian="'Open Sans'" style:font-family-generic-asian="system" style:font-pitch-asian="variable" style:font-size-asian="12.5pt" style:font-style-asian="normal" style:font-weight-asian="normal" style:font-name-complex="Open Sans" style:font-family-complex="'Open Sans'" style:font-family-generic-complex="system" style:font-pitch-complex="variable" style:font-size-complex="12.5pt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2.5pt" fo:font-style="normal" style:text-underline-style="none" fo:font-weight="normal" style:font-name-asian="Open Sans" style:font-family-asian="'Open Sans'" style:font-family-generic-asian="system" style:font-pitch-asian="variable" style:font-size-asian="12.5pt" style:font-style-asian="normal" style:font-weight-asian="normal" style:font-name-complex="Open Sans" style:font-family-complex="'Open Sans'" style:font-family-generic-complex="system" style:font-pitch-complex="variable" style:font-size-complex="12.5pt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2.5pt" fo:font-style="normal" style:text-underline-style="none" fo:font-weight="normal" style:font-name-asian="Open Sans" style:font-family-asian="'Open Sans'" style:font-family-generic-asian="system" style:font-pitch-asian="variable" style:font-size-asian="12.5pt" style:font-style-asian="normal" style:font-weight-asian="normal" style:font-name-complex="Open Sans" style:font-family-complex="'Open Sans'" style:font-family-generic-complex="system" style:font-pitch-complex="variable" style:font-size-complex="12.5pt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2.5pt" fo:font-style="normal" style:text-underline-style="none" fo:font-weight="normal" style:font-name-asian="Open Sans" style:font-family-asian="'Open Sans'" style:font-family-generic-asian="system" style:font-pitch-asian="variable" style:font-size-asian="12.5pt" style:font-style-asian="normal" style:font-weight-asian="normal" style:font-name-complex="Open Sans" style:font-family-complex="'Open Sans'" style:font-family-generic-complex="system" style:font-pitch-complex="variable" style:font-size-complex="12.5pt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2.5pt" fo:font-style="normal" style:text-underline-style="none" fo:font-weight="normal" style:font-name-asian="Open Sans" style:font-family-asian="'Open Sans'" style:font-family-generic-asian="system" style:font-pitch-asian="variable" style:font-size-asian="12.5pt" style:font-style-asian="normal" style:font-weight-asian="normal" style:font-name-complex="Open Sans" style:font-family-complex="'Open Sans'" style:font-family-generic-complex="system" style:font-pitch-complex="variable" style:font-size-complex="12.5pt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8pt" fo:font-style="normal" style:text-underline-style="none" fo:font-weight="normal" style:font-name-asian="Open Sans" style:font-family-asian="'Open Sans'" style:font-family-generic-asian="system" style:font-pitch-asian="variable" style:font-size-asian="18pt" style:font-style-asian="normal" style:font-weight-asian="normal" style:font-name-complex="Open Sans" style:font-family-complex="'Open Sans'" style:font-family-generic-complex="system" style:font-pitch-complex="variable" style:font-size-complex="18pt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64" style:display-name="ListLabel 64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Open Sans" style:font-family-asian="'Open Sans'" style:font-family-generic-asian="system" style:font-pitch-asian="variable" style:font-size-asian="18pt" style:font-style-asian="normal" style:font-weight-asian="normal" style:font-name-complex="Open Sans" style:font-family-complex="'Open Sans'" style:font-family-generic-complex="system" style:font-pitch-complex="variable" style:font-size-complex="18pt"/>
    </style:style>
    <style:style style:name="ListLabel_20_65" style:display-name="ListLabel 65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66" style:display-name="ListLabel 66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67" style:display-name="ListLabel 67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68" style:display-name="ListLabel 68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69" style:display-name="ListLabel 69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70" style:display-name="ListLabel 70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72" style:display-name="ListLabel 72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31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3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33" style:num-suffix="." style:num-format="1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169" meta:word-count="496" meta:character-count="2702" meta:non-whitespace-character-count="2329"/>
    <meta:generator>LibreOfficeDev/6.0.5.2$Linux_X86_64 LibreOffice_project/</meta:generator>
  </office:meta>
</office:document-meta>
</file>